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1" style:family="paragraph">
      <style:text-properties fo:font-size="20pt"/>
    </style:style>
    <style:style style:name="P2" style:family="paragraph">
      <style:paragraph-properties style:text-autospace="none"/>
    </style:style>
    <style:style style:name="T1" style:family="text">
      <style:text-properties fo:font-style="italic" fo:text-shadow="1pt 1pt" fo:font-weight="bold" style:font-style-asian="italic" style:font-weight-asian="bold" style:font-style-complex="italic" style:font-weight-complex="bold"/>
    </style:style>
    <style:style style:name="T2" style:family="text">
      <style:text-properties style:text-underline-style="solid" style:text-underline-width="auto" style:text-underline-color="font-color"/>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none"/>
    </style:style>
    <style:style style:name="T5" style:family="text">
      <style:text-properties fo:font-size="16pt" style:font-size-asian="16pt" style:font-size-complex="16pt"/>
    </style:style>
    <style:style style:name="T6" style:family="text">
      <style:text-properties style:use-window-font-color="true" style:text-outline="false" style:text-line-through-style="none" style:text-line-through-type="none" style:font-name="Liberation Sans1" fo:font-size="20pt" fo:font-style="normal" fo:text-shadow="none" style:text-underline-style="none" fo:font-weight="normal" style:letter-kerning="true" style:font-name-asian="Lucida Console" style:font-size-asian="20pt" style:font-style-asian="normal" style:font-weight-asian="normal" style:font-name-complex="Lucida Console"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201cm" svg:y="8.894cm" presentation:class="title" presentation:user-transformed="true">
          <draw:text-box>
            <text:p>Usando DTrace</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presentation:user-transformed="true">
          <draw:text-box>
            <text:p>Objetivos</text:p>
          </draw:text-box>
        </draw:frame>
        <draw:frame presentation:style-name="pr3" draw:layer="layout" svg:width="25.199cm" svg:height="12.179cm" svg:x="1.4cm" svg:y="4.914cm" presentation:class="outline">
          <draw:text-box>
            <text:list text:style-name="L2">
              <text:list-item>
                <text:p>Explicar por qué se necesita Dtrace</text:p>
              </text:list-item>
              <text:list-item>
                <text:p>Cómo se utiliza en el día a día</text:p>
              </text:list-item>
              <text:list-item>
                <text:p>Casos de uso</text:p>
              </text:list-item>
              <text:list-item>
                <text:p>Algunas prácticas</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p>Introducción</text:p>
          </draw:text-box>
        </draw:frame>
        <draw:frame presentation:style-name="pr3" draw:layer="layout" svg:width="25.199cm" svg:height="12.179cm" svg:x="1.4cm" svg:y="4.914cm" presentation:class="outline" presentation:user-transformed="true">
          <draw:text-box>
            <text:list text:style-name="L2">
              <text:list-item>
                <text:p>“Tracing” (observar y depurar) permite analizar un sistema/aplicación.</text:p>
                <text:list>
                  <text:list-item>
                    <text:p>Strace, top, htop, sar, =&gt; no funcionan con problemas temporales</text:p>
                  </text:list-item>
                  <text:list-item>
                    <text:p>Gdb =&gt; Análisis postmortem (core dumps)</text:p>
                  </text:list-item>
                </text:list>
              </text:list-item>
              <text:list-item>
                <text:p>“Dynamic Tracing” permite analizar el sistema en vivo</text:p>
                <text:list>
                  <text:list-item>
                    <text:p>Dtrace, systemtap, lttng</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layer="layout" svg:width="25.199cm" svg:height="3.506cm" svg:x="1.4cm" svg:y="0.837cm" presentation:class="title">
          <draw:text-box>
            <text:p>Características de Dtrace</text:p>
          </draw:text-box>
        </draw:frame>
        <draw:frame presentation:style-name="pr3" draw:layer="layout" svg:width="25.199cm" svg:height="12.179cm" svg:x="1.4cm" svg:y="4.914cm" presentation:class="outline">
          <draw:text-box>
            <text:list text:style-name="L2">
              <text:list-item>
                <text:p>Permite la modificación del sistema dinámicamente para registrar datos</text:p>
              </text:list-item>
              <text:list-item>
                <text:p>Permite “tracing” en sistemas en vivo</text:p>
              </text:list-item>
              <text:list-item>
                <text:p>Es totalmente seguro, no induce a fallos en ejecución</text:p>
              </text:list-item>
              <text:list-item>
                <text:p>Funciona con poca sobrecarga en el sistema</text:p>
              </text:list-item>
              <text:list-item>
                <text:p>Permite observar varias áreas del sistema</text:p>
              </text:list-item>
              <text:list-item>
                <text:p>Es opensource y disponible en Linux, MacOSX, *BSD y Solaris (illumOS).</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4cm" svg:y="0.837cm" presentation:class="title">
          <draw:text-box>
            <text:p>Dtrace: arquitectura</text:p>
          </draw:text-box>
        </draw:frame>
        <draw:frame presentation:style-name="pr3" draw:layer="layout" svg:width="25.199cm" svg:height="12.179cm" svg:x="1.4cm" svg:y="4.914cm" presentation:class="outline">
          <draw:text-box>
            <text:list text:style-name="L2">
              <text:list-item>
                <text:p>Usar manual Oracle Solaris Dynamic Tracing Guide</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presentation:user-transformed="true">
          <draw:text-box>
            <text:p>Dtrace: arquitectura</text:p>
          </draw:text-box>
        </draw:frame>
        <draw:frame presentation:style-name="pr3" draw:layer="layout" svg:width="25.199cm" svg:height="12.179cm" svg:x="1.4cm" svg:y="4.914cm" presentation:class="outline" presentation:user-transformed="true">
          <draw:text-box>
            <text:list text:style-name="L2">
              <text:list-item>
                <text:p>Probes y Probe Providers</text:p>
                <text:list>
                  <text:list-item>
                    <text:p>Probe: program location or activity sensor (read,enter,returns). Dtrace puede vincular una probe a una petición para realizar una serie de acciones (registrar stack trace, timestamp, o argumento para una función)</text:p>
                  </text:list-item>
                  <text:list-item>
                    <text:p>Se habilitan invocándolos desde el lenguaje ‘D’ o directamente a través del comando ‘dtrace’</text:p>
                  </text:list-item>
                  <text:list-item>
                    <text:p>Provider: categoría, o módulo que proporciona probes para una misma parte del sistema</text:p>
                  </text:list-item>
                  <text:list-item>
                    <text:p>Sintaxis: <text:span text:style-name="T1">provider:module:function:name</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Dtrace: arquitectura</text:p>
          </draw:text-box>
        </draw:frame>
        <draw:frame presentation:style-name="pr3" draw:layer="layout" svg:width="25.199cm" svg:height="12.179cm" svg:x="1.4cm" svg:y="4.914cm" presentation:class="outline" presentation:user-transformed="true">
          <draw:text-box>
            <text:list text:style-name="L2">
              <text:list-item>
                <text:p>Providers en linux</text:p>
                <text:list>
                  <text:list-item>
                    <text:p>dtrace: Implementa probes relativas a sí mismo para inicializar estados, gestionar errores</text:p>
                  </text:list-item>
                  <text:list-item>
                    <text:p>fbt: (Function Boundary Tracing) proporciona probes asociadas a entrada y salida de funciones del kernel </text:p>
                  </text:list-item>
                  <text:list-item>
                    <text:p>Instr: como fbt pero especializado en instrucciones de salto y control</text:p>
                  </text:list-item>
                  <text:list-item>
                    <text:p>io: Implementa probes que corresponden a la herramienta iostat</text:p>
                  </text:list-item>
                  <text:list-item>
                    <text:p>notifier: Para interceptar notificaciones del kernel (a drivers)</text:p>
                  </text:list-item>
                  <text:list-item>
                    <text:p>proc: Probes relativas a creación y terminación de procesos</text:p>
                  </text:list-item>
                  <text:list-item>
                    <text:p>profile: Proporciona probes asociados con intervalos de tiempo fijos, e <text:span text:style-name="T2">sampleados</text:span> (en Hz)</text:p>
                  </text:list-item>
                  <text:list-item>
                    <text:p>sched: Probes para comprender cuándo y porqué los threads cambian de estado</text:p>
                  </text:list-item>
                  <text:list-item>
                    <text:p>syscall: Implementa probes que corresponden a la herramienta truss (strace)</text:p>
                  </text:list-item>
                  <text:list-item>
                    <text:p>tcp: probes para trazar conexiones del protocolo TCP</text:p>
                  </text:list-item>
                  <text:list-item>
                    <text:p>udp: probes para trazar conexiones del protocolo UDP</text:p>
                  </text:list-item>
                  <text:list-item>
                    <text:p>vminfo: Implementa probes que corresponden a la herramienta vmstat</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Dtrace: arquitectura</text:p>
          </draw:text-box>
        </draw:frame>
        <draw:frame presentation:style-name="pr3" draw:layer="layout" svg:width="25.199cm" svg:height="12.179cm" svg:x="1.4cm" svg:y="4.914cm" presentation:class="outline" presentation:user-transformed="true">
          <draw:text-box>
            <text:list text:style-name="L2">
              <text:list-item>
                <text:p>Agregadores y Consumidores</text:p>
                <text:list>
                  <text:list-item>
                    <text:p>Agregadores: mecanismos de Dtrace para mostrar patrones de comportamiento del sistema. Ej: count(), sum(), min(), max()</text:p>
                  </text:list-item>
                  <text:list-item>
                    <text:p>Sintaxis: <text:span text:style-name="T3">@name[keys] = aggfunc( args );</text:span></text:p>
                    <text:list>
                      <text:list-item>
                        <text:p>Name: nombre del agregado</text:p>
                      </text:list-item>
                      <text:list-item>
                        <text:p>Keys: expresiones en D separadas por comas</text:p>
                      </text:list-item>
                      <text:list-item>
                        <text:p>Aggfunc: función</text:p>
                      </text:list-item>
                      <text:list-item>
                        <text:p>Args: argumentos</text:p>
                      </text:list-item>
                    </text:list>
                  </text:list-item>
                  <text:list-item>
                    <text:p>Consumidores: procesos que interactuan con Dtrace. Pueden coexistir varios ejecutándose a la vez</text:p>
                  </text:list-item>
                </text:list>
              </text:list-item>
              <text:list-item>
                <text:p>Lenguaje de programación ‘D’</text:p>
                <text:list>
                  <text:list-item>
                    <text:p>Basado en C</text:p>
                  </text:list-item>
                  <text:list-item>
                    <text:p>Similar a awk “/patrón/ {acciones}”</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Dtrace: arquitectura</text:p>
          </draw:text-box>
        </draw:frame>
        <draw:frame presentation:style-name="pr3" draw:layer="layout" svg:width="25.199cm" svg:height="12.179cm" svg:x="1.4cm" svg:y="4.914cm" presentation:class="outline">
          <draw:text-box>
            <text:list text:style-name="L2">
              <text:list-item>
                <text:p>Agregadores</text:p>
                <text:list>
                  <text:list-item>
                    <text:p>Count: número de veces llamado</text:p>
                  </text:list-item>
                  <text:list-item>
                    <text:p>Sum: valor total de la expresión invocada</text:p>
                  </text:list-item>
                  <text:list-item>
                    <text:p>Avg: media aritmética</text:p>
                  </text:list-item>
                  <text:list-item>
                    <text:p>Min: mínimo valor de entre las expresiones</text:p>
                  </text:list-item>
                  <text:list-item>
                    <text:p>Max: máximo valor de entre las expresiones</text:p>
                  </text:list-item>
                  <text:list-item>
                    <text:p>Stddev: desviación típica entre las expresiones</text:p>
                  </text:list-item>
                  <text:list-item>
                    <text:p>Lquantize: distribución de frecuencias linear</text:p>
                  </text:list-item>
                  <text:list-item>
                    <text:p>Quantize: distribución de frecuencias power-of-2</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presentation:user-transformed="true">
          <draw:text-box>
            <text:p>Dtrace: arquitectura</text:p>
          </draw:text-box>
        </draw:frame>
        <draw:frame presentation:style-name="pr3" draw:layer="layout" svg:width="25.199cm" svg:height="12.179cm" svg:x="1.4cm" svg:y="4.914cm" presentation:class="outline">
          <draw:text-box>
            <text:list text:style-name="L2">
              <text:list-item>
                <text:p>Acciones, Variables</text:p>
                <text:list>
                  <text:list-item>
                    <text:p>(Built-in) Variables:</text:p>
                    <text:list>
                      <text:list-item>
                        <text:p>Útiles para manejar datos definidos por el sistema</text:p>
                      </text:list-item>
                      <text:list-item>
                        <text:p>Ej: execname, pid, timestamp, vtimestamp</text:p>
                      </text:list-item>
                    </text:list>
                  </text:list-item>
                  <text:list-item>
                    <text:p>Acciones:</text:p>
                    <text:list>
                      <text:list-item>
                        <text:p>Sentencias (funciones) programables por el usuario sobre los datos proporcionados por los probes </text:p>
                      </text:list-item>
                      <text:list-item>
                        <text:p>Se ejecutan cuando se lanza un probe</text:p>
                      </text:list-item>
                      <text:list-item>
                        <text:p>Algunas acciones pueden cambiar el sistema</text:p>
                      </text:list-item>
                      <text:list-item>
                        <text:p>Agrupadas como en awk por ‘{‘,’}’</text:p>
                      </text:list-item>
                      <text:list-item>
                        <text:p>Separadas por ‘;’</text:p>
                      </text:list-item>
                      <text:list-item>
                        <text:p>Ej: trace(execname)</text:p>
                      </text:list-item>
                    </text:list>
                    <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draw:text-box>
            <text:p>Dtrace: arquitectura</text:p>
          </draw:text-box>
        </draw:frame>
        <draw:frame presentation:style-name="pr3" draw:layer="layout" svg:width="25.199cm" svg:height="12.179cm" svg:x="1.4cm" svg:y="4.914cm" presentation:class="outline">
          <draw:text-box>
            <text:list text:style-name="L2">
              <text:list-item>
                <text:p>Variables</text:p>
                <text:list>
                  <text:list-item>
                    <text:p>execname - Name of current process.</text:p>
                  </text:list-item>
                  <text:list-item>
                    <text:p>probeprov - Name of the probe provider (Read previous post about probes)</text:p>
                  </text:list-item>
                  <text:list-item>
                    <text:p>probemod - Name of the module in which probe is defined.</text:p>
                  </text:list-item>
                  <text:list-item>
                    <text:p>probefunc - Name of the function</text:p>
                  </text:list-item>
                  <text:list-item>
                    <text:p>probename - Name of the probe</text:p>
                  </text:list-item>
                  <text:list-item>
                    <text:p>arg0..arg9 - The function you are trying to probe likely takes arguments. For example, if you are profiling a Ruby program, you may be interesting in knowing about what kind of objects we are creating. When probes fire arguments accepted by the function (for which probe fired) are automatiaclly available as variables arg0 to arg9 in your DTrace script.</text:p>
                  </text:list-item>
                  <text:list-item>
                    <text:p>cpu - CPU identifier</text:p>
                  </text:list-item>
                  <text:list-item>
                    <text:p>tid - Thread identifier</text:p>
                  </text:list-item>
                  <text:list-item>
                    <text:p>cwd - Name of current working directory</text:p>
                  </text:list-item>
                  <text:list-item>
                    <text:p>uid - User ID</text:p>
                  </text:list-item>
                  <text:list-item>
                    <text:p>gid - Groupd ID</text:p>
                  </text:list-item>
                  <text:list-item>
                    <text:p>pid - Process ID</text:p>
                  </text:list-item>
                  <text:list-item>
                    <text:p>timestamp - Current Timestamp</text:p>
                  </text:list-item>
                  <text:list-item>
                    <text:p>errno - Set by system call error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3.506cm" svg:x="1.4cm" svg:y="0.837cm" presentation:class="title">
          <draw:text-box>
            <text:p>Dtrace: arquitectura</text:p>
          </draw:text-box>
        </draw:frame>
        <draw:frame presentation:style-name="pr3" draw:layer="layout" svg:width="12.6cm" svg:height="12.179cm" svg:x="1.4cm" svg:y="4.914cm" presentation:class="outline" presentation:user-transformed="true">
          <draw:text-box>
            <text:list text:style-name="L2">
              <text:list-item>
                <text:p>Acciones</text:p>
                <text:list>
                  <text:list-item>
                    <text:p>Data Recording</text:p>
                    <text:list>
                      <text:list-item>
                        <text:p>void trace(expression)</text:p>
                      </text:list-item>
                      <text:list-item>
                        <text:p>void tracemem(address, size_t nbytes)</text:p>
                      </text:list-item>
                      <text:list-item>
                        <text:p>void printf(string format, …)</text:p>
                      </text:list-item>
                      <text:list-item>
                        <text:p>void printa([string format, ]aggregation)</text:p>
                      </text:list-item>
                      <text:list-item>
                        <text:p>void [u,j]stack([int nframes|void])</text:p>
                      </text:list-item>
                      <text:list-item>
                        <text:p><text:span text:style-name="T4">_usymaddr uaddr(uintptr_t address)</text:span></text:p>
                      </text:list-item>
                      <text:list-item>
                        <text:p><text:span text:style-name="T4">_usymaddr usym(uintptr_t address)</text:span></text:p>
                      </text:list-item>
                    </text:list>
                  </text:list-item>
                  <text:list-item>
                    <text:p><text:span text:style-name="T4">Destructive</text:span></text:p>
                    <text:list>
                      <text:list-item>
                        <text:p><text:span text:style-name="T4">void stop(void)</text:span></text:p>
                      </text:list-item>
                      <text:list-item>
                        <text:p><text:span text:style-name="T4">void raise(int signal)</text:span></text:p>
                      </text:list-item>
                      <text:list-item>
                        <text:p><text:span text:style-name="T4">void copyout(void *buf, uintptr_t addr, size_t nbytes)</text:span></text:p>
                      </text:list-item>
                      <text:list-item>
                        <text:p><text:span text:style-name="T4">void system(string program,...)</text:span></text:p>
                      </text:list-item>
                    </text:list>
                  </text:list-item>
                  <text:list-item>
                    <text:p><text:span text:style-name="T4">Kernel Destructive</text:span></text:p>
                    <text:list>
                      <text:list-item>
                        <text:p><text:span text:style-name="T4">void breakpoint(void)</text:span></text:p>
                      </text:list-item>
                      <text:list-item>
                        <text:p><text:span text:style-name="T4">void panic(void)</text:span></text:p>
                      </text:list-item>
                      <text:list-item>
                        <text:p><text:span text:style-name="T4">void chill(int nanoseconds)</text:span></text:p>
                      </text:list-item>
                    </text:list>
                  </text:list-item>
                  <text:list-item>
                    <text:p><text:span text:style-name="T4">Special Actions</text:span></text:p>
                    <text:list>
                      <text:list-item>
                        <text:p><text:span text:style-name="T4">void exit(int status)</text:span></text:p>
                      </text:list-item>
                    </text:list>
                  </text:list-item>
                </text:list>
              </text:list-item>
            </text:list>
          </draw:text-box>
        </draw:frame>
        <draw:frame presentation:style-name="pr3" draw:layer="layout" svg:width="12.6cm" svg:height="12.179cm" svg:x="14cm" svg:y="4.915cm" presentation:class="outline" presentation:user-transformed="true">
          <draw:text-box>
            <text:list text:style-name="L2">
              <text:list-item>
                <text:p>Subrutinas</text:p>
                <text:list>
                  <text:list-item>
                    <text:p>alloca</text:p>
                  </text:list-item>
                  <text:list-item>
                    <text:p>Basename</text:p>
                  </text:list-item>
                  <text:list-item>
                    <text:p>Bcopy</text:p>
                  </text:list-item>
                  <text:list-item>
                    <text:p>Cleanpath</text:p>
                  </text:list-item>
                  <text:list-item>
                    <text:p>Copyin</text:p>
                  </text:list-item>
                  <text:list-item>
                    <text:p>Copyinstr</text:p>
                  </text:list-item>
                  <text:list-item>
                    <text:p>Dirname</text:p>
                  </text:list-item>
                  <text:list-item>
                    <text:p>inet_ntoa[6]</text:p>
                  </text:list-item>
                  <text:list-item>
                    <text:p>inet_ntop</text:p>
                  </text:list-item>
                  <text:list-item>
                    <text:p>Msgsize</text:p>
                  </text:list-item>
                  <text:list-item>
                    <text:p>mutex_owned</text:p>
                  </text:list-item>
                  <text:list-item>
                    <text:p>mutex_owner</text:p>
                  </text:list-item>
                  <text:list-item>
                    <text:p>Progenyof</text:p>
                  </text:list-item>
                  <text:list-item>
                    <text:p>Rand</text:p>
                  </text:list-item>
                  <text:list-item>
                    <text:p>rw_iswriter</text:p>
                  </text:list-item>
                  <text:list-item>
                    <text:p>rw_write_held</text:p>
                  </text:list-item>
                  <text:list-item>
                    <text:p>Speculation</text:p>
                  </text:list-item>
                  <text:list-item>
                    <text:p>Strjoin</text:p>
                  </text:list-item>
                  <text:list-item>
                    <text:p>strle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506cm" svg:x="1.4cm" svg:y="0.837cm" presentation:class="title">
          <draw:text-box>
            <text:p>Dtrace: ejecución</text:p>
          </draw:text-box>
        </draw:frame>
        <draw:frame presentation:style-name="pr3" draw:layer="layout" svg:width="25.199cm" svg:height="12.179cm" svg:x="1.4cm" svg:y="4.914cm" presentation:class="outline" presentation:user-transformed="true">
          <draw:text-box>
            <text:list text:style-name="L2">
              <text:list-item>
                <text:p>Comando dtrace</text:p>
                <text:list>
                  <text:list-item>
                    <text:p>Puede ser usado desde la línea de comandos (one-liners):</text:p>
                    <text:list>
                      <text:list-item>
                        <text:p>sudo dtrace -n ‘syscall:::entry {trace(pid); trace(execname)}’</text:p>
                        <text:p/>
                      </text:list-item>
                    </text:list>
                  </text:list-item>
                </text:list>
              </text:list-item>
              <text:list-item>
                <text:p>Scripts dtrace (.d)</text:p>
                <text:list>
                  <text:list-item>
                    <text:p>#!/usr/sbin/dtrace -s</text:p>
                    <text:list>
                      <text:list-item>
                        <text:p>Permiten crear varias secuencias de instrumentación</text:p>
                        <text:p>probe description</text:p>
                        <text:p>/predicate/ </text:p>
                        <text:p>{</text:p>
                        <text:p><text:s text:c="4"/>action;</text:p>
                        <text:p>}</text:p>
                      </text:list-item>
                      <text:list-item>
                        <text:p>Ej:</text:p>
                        <text:list>
                          <text:list-header>
                            <text:p><text:span text:style-name="T5">#!/usr/bin/dtrace -s </text:span></text:p>
                            <text:p><text:span text:style-name="T5">syscall::write:entry</text:span></text:p>
                            <text:p><text:span text:style-name="T5">{ </text:span></text:p>
                            <text:p><text:span text:style-name="T5"><text:s text:c="2"/></text:span><text:span text:style-name="T5">@numwrites[execname] = count();</text:span></text:p>
                            <text:p><text:span text:style-name="T5">}</text:span></text:p>
                          </text:list-header>
                        </text:list>
                      </text:list-item>
                    </text:list>
                  </text:list-item>
                </text:list>
              </text:list-item>
              <text:list-item>
                <text:p>Parada de comandos</text:p>
                <text:list>
                  <text:list-item>
                    <text:p>Usando ^C</text:p>
                  </text:list-item>
                  <text:list-item>
                    <text:p>Usando un timer</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1" draw:layer="layout" svg:width="25.199cm" svg:height="3.506cm" svg:x="1.4cm" svg:y="0.837cm" presentation:class="title">
          <draw:text-box>
            <text:p>Dtrace: ejecución</text:p>
          </draw:text-box>
        </draw:frame>
        <draw:frame presentation:style-name="pr3" draw:layer="layout" svg:width="25.199cm" svg:height="12.179cm" svg:x="1.4cm" svg:y="4.914cm" presentation:class="outline">
          <draw:text-box>
            <text:list text:style-name="L2">
              <text:list-item>
                <text:p>Resultados</text:p>
                <text:list>
                  <text:list-item>
                    <text:p>Pueden ser continuos (tipo vmstat)</text:p>
                  </text:list-item>
                  <text:list-item>
                    <text:p>Pueden ser agrupados (solo se muestran al interrumpir la ejecución)</text:p>
                  </text:list-item>
                  <text:list-item>
                    <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1" draw:layer="layout" svg:width="25.199cm" svg:height="3.506cm" svg:x="1.4cm" svg:y="0.837cm" presentation:class="title">
          <draw:text-box>
            <text:p>Dtrace: instalación</text:p>
          </draw:text-box>
        </draw:frame>
        <draw:frame presentation:style-name="pr3" draw:layer="layout" svg:width="25.199cm" svg:height="12.179cm" svg:x="1.4cm" svg:y="4.914cm" presentation:class="outline">
          <draw:text-box>
            <text:list text:style-name="L2">
              <text:list-item>
                <text:p>Github: <text:a xlink:href="https://github.com/dtrace4linux/linux" xlink:type="simple">https://github.com/dtrace4linux/linux</text:a></text:p>
              </text:list-item>
              <text:list-item>
                <text:p>Dependencias:</text:p>
                <text:list>
                  <text:list-item>
                    <text:p>Linux-headers-`uname -r`</text:p>
                  </text:list-item>
                  <text:list-item>
                    <text:p>Tools/get-deps.pl</text:p>
                  </text:list-item>
                </text:list>
              </text:list-item>
              <text:list-item>
                <text:p>Ejecución:</text:p>
                <text:list>
                  <text:list-item>
                    <text:p>make all</text:p>
                  </text:list-item>
                  <text:list-item>
                    <text:p>make install</text:p>
                  </text:list-item>
                  <text:list-item>
                    <text:p>make load</text:p>
                  </text:list-item>
                  <text:list-item>
                    <text:p>export PATH=/usr/sbin:$PATH</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layer="layout" svg:width="25.199cm" svg:height="3.506cm" svg:x="1.4cm" svg:y="0.837cm" presentation:class="title">
          <draw:text-box>
            <text:p>Dtrace: primeros pasos</text:p>
          </draw:text-box>
        </draw:frame>
        <draw:frame presentation:style-name="pr3" draw:layer="layout" svg:width="25.199cm" svg:height="12.179cm" svg:x="1.4cm" svg:y="4.914cm" presentation:class="outline" presentation:user-transformed="true">
          <draw:text-box>
            <text:list text:style-name="L2">
              <text:list-item>
                <text:p>One-liners</text:p>
                <text:list>
                  <text:list-item>
                    <text:p>Sacar la lista de providers:</text:p>
                    <text:list>
                      <text:list-item>
                        <text:p>sudo dtrace -l | awk ‘{print $2}’ | sort -u | xargs</text:p>
                      </text:list-item>
                    </text:list>
                  </text:list-item>
                  <text:list-item>
                    <text:p>Muestra los procesos en ejecución a mayor velocidad que top</text:p>
                    <text:list>
                      <text:list-item>
                        <text:p><text:span text:style-name="T6">sudo dtrace -n 'syscall:::entry {@proclist[execname] = count();} tick-10ms {printa(@proclist)}'</text:span></text:p>
                      </text:list-item>
                    </text:list>
                  </text:list-item>
                </text:list>
              </text:list-item>
            </text:list>
            <text:p text:style-name="P2"/>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layer="layout" svg:width="25.199cm" svg:height="3.506cm" svg:x="1.4cm" svg:y="0.837cm" presentation:class="title">
          <draw:text-box>
            <text:p>Dtrace: primeros pasos</text:p>
          </draw:text-box>
        </draw:frame>
        <draw:frame presentation:style-name="pr3" draw:layer="layout" svg:width="25.199cm" svg:height="12.179cm" svg:x="1.4cm" svg:y="4.914cm" presentation:class="outline">
          <draw:text-box>
            <text:list text:style-name="L2">
              <text:list-item>
                <text:p>scripts</text:p>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1" draw:layer="layout" svg:width="25.199cm" svg:height="3.506cm" svg:x="1.4cm" svg:y="0.837cm" presentation:class="title">
          <draw:text-box>
            <text:p>Dtrace: casos de uso</text:p>
          </draw:text-box>
        </draw:frame>
        <draw:frame presentation:style-name="pr3" draw:layer="layout" svg:width="25.199cm" svg:height="12.179cm" svg:x="1.4cm" svg:y="4.914cm" presentation:class="outline" presentation:user-transformed="true">
          <draw:text-box>
            <text:list text:style-name="L2">
              <text:list-item>
                <text:p>TBD</text:p>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layer="layout" svg:width="25.199cm" svg:height="3.506cm" svg:x="1.4cm" svg:y="0.837cm" presentation:class="title">
          <draw:text-box>
            <text:p>Dtrace: casos de uso</text:p>
          </draw:text-box>
        </draw:frame>
        <draw:frame presentation:style-name="pr3" draw:layer="layout" svg:width="25.199cm" svg:height="12.179cm" svg:x="1.4cm" svg:y="4.914cm" presentation:class="outline">
          <draw:text-box>
            <text:list text:style-name="L2">
              <text:list-item>
                <text:p>Ejemplos a valorar</text:p>
                <text:list>
                  <text:list-item>
                    <text:p>Ruby-dtrace <text:a xlink:href="https://github.com/chrisa/ruby-dtrace" xlink:type="simple">https://github.com/chrisa/ruby-dtrace</text:a></text:p>
                  </text:list-item>
                  <text:list-item>
                    <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1" draw:layer="layout" svg:width="25.199cm" svg:height="3.506cm" svg:x="1.4cm" svg:y="0.837cm" presentation:class="title">
          <draw:text-box>
            <text:p>Metodología USE</text:p>
          </draw:text-box>
        </draw:frame>
        <draw:frame presentation:style-name="pr3" draw:layer="layout" svg:width="25.199cm" svg:height="12.179cm" svg:x="1.4cm" svg:y="4.914cm" presentation:class="outline" presentation:user-transformed="true">
          <draw:text-box>
            <text:list text:style-name="L2">
              <text:list-item>
                <text:p>Utilization Saturation and Errors Method</text:p>
                <text:list>
                  <text:list-item>
                    <text:p><text:a xlink:href="http://www.brendangregg.com/usemethod.html" xlink:type="simple">http://www.brendangregg.com/usemethod.html</text:a></text:p>
                  </text:list-item>
                </text:list>
                <text:p/>
              </text:list-item>
              <text:list-item>
                <text:p>Permite crear un checklist por sistema operativo que permita detectar los cuellos de botella y los errores</text:p>
                <text:list>
                  <text:list-item>
                    <text:p><text:a xlink:href="http://www.brendangregg.com/USEmethod/use-linux.html" xlink:type="simple">http://www.brendangregg.com/USEmethod/use-linux.html</text:a></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1" draw:layer="layout" svg:width="25.199cm" svg:height="3.506cm" svg:x="1.4cm" svg:y="0.837cm" presentation:class="title">
          <draw:text-box>
            <text:p>Bibliografía Recomendada</text:p>
          </draw:text-box>
        </draw:frame>
        <draw:frame presentation:style-name="pr3" draw:layer="layout" svg:width="25.199cm" svg:height="12.179cm" svg:x="1.4cm" svg:y="4.914cm" presentation:class="outline" presentation:user-transformed="true">
          <draw:text-box>
            <text:list text:style-name="L2">
              <text:list-item>
                <text:p>DTrace: Dynamic Tracing in Oracle Solaris, Mac OS X and FreeBSD (Brendan Gregg and Jim Mauro)</text:p>
              </text:list-item>
              <text:list-item>
                <text:p>System Performance: Enterprise and the Cloud (Brendan Gregg)</text:p>
              </text:list-item>
              <text:list-item>
                <text:p><text:a xlink:href="http://dtrace.org/" xlink:type="simple">http://dtrace.org</text:a></text:p>
              </text:list-item>
              <text:list-item>
                <text:p><text:a xlink:href="http://www.brendangregg.com/" xlink:type="simple">http://www.brendangregg.com/</text:a></text:p>
              </text:list-item>
            </text:list>
          </draw:text-box>
        </draw:frame>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Console" svg:font-family="'Lucida Consol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03T04:09:28.770000000</meta:creation-date>
    <dc:date>2014-04-03T09:38:41.871000000</dc:date>
    <meta:editing-duration>PT5H13M40S</meta:editing-duration>
    <meta:editing-cycles>4</meta:editing-cycles>
    <meta:generator>LibreOffice/4.2.2.1$Windows_x86 LibreOffice_project/3be8cda0bddd8e430d8cda1ebfd581265cca5a0f</meta:generator>
    <meta:document-statistic meta:object-count="105"/>
  </office:meta>
</office:document-meta>
</file>